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bread flour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325-340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7:02:01.665482871</meta:creation-date>
    <meta:print-date>2017-08-21T17:04:19.805013070</meta:print-date>
    <dc:date>2017-08-23T19:06:04.460411193</dc:date>
    <meta:editing-duration>P2DT1H53M52S</meta:editing-duration>
    <meta:editing-cycles>1</meta:editing-cycles>
    <meta:document-statistic meta:table-count="1" meta:cell-count="15" meta:object-count="0"/>
    <meta:generator>LibreOffice/5.2.7.2$Linux_X86_64 LibreOffice_project/20$Build-2</meta:generator>
  </office:meta>
</office:document-meta>
</file>